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034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62cm" presentation:class="title" presentation:user-transformed="true">
          <draw:text-box>
            <text:p text:style-name="P2"><text:span text:style-name="T1">Presentación</text:span><text:span text:style-name="T1"><text:line-break/></text:span><text:span text:style-name="T1">de la asignatura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1-25T10:22:43.612556584</dc:date>
    <meta:editing-duration>P7DT21H15M49S</meta:editing-duration>
    <meta:editing-cycles>500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